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2.2945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put and diagnostic 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office:value-type="string" calcext:value-type="string">
            <text:p>S=stellar flux (in)</text:p>
          </table:table-cell>
          <table:table-cell office:value-type="string" calcext:value-type="string">
            <text:p>'Flux’ = thermal flux (mostly out)</text:p>
          </table:table-cell>
          <table:table-cell/>
          <table:table-cell office:value-type="string" calcext:value-type="string">
            <text:p>dS = heating due to stellar flux</text:p>
          </table:table-cell>
          <table:table-cell/>
          <table:table-cell table:style-name="Default" office:value-type="string" calcext:value-type="string">
            <text:p>dG = nonthermal cooling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 / u_convect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S 1, spec2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6" office:value-type="string" calcext:value-type="string">
            <text:p>kappa_S 1, spec3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number-columns-repeated="2"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41" office:value-type="string" calcext:value-type="string">
            <text:p>Diagnostic file, 2 bands in, 1 band out, 3 species</text:p>
          </table:table-cell>
          <table:table-cell table:style-name="ce36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80 bands i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1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5-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office:value-type="string" calcext:value-type="string">
            <text:p>85-1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R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Trad_to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office:value-type="string" calcext:value-type="string">
            <text:p>167-24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office:value-type="string" calcext:value-type="string">
            <text:p>S0 247-3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T_gas 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office:value-type="string" calcext:value-type="string">
            <text:p>S1 327-40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7" office:value-type="string" calcext:value-type="string">
            <text:p>T_gas 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office:value-type="string" calcext:value-type="string">
            <text:p>407, 40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Flux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office:value-type="string" calcext:value-type="string">
            <text:p>409, 41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5" office:value-type="string" calcext:value-type="string">
            <text:p>Lconvec Specie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5" office:value-type="string" calcext:value-type="string">
            <text:p>Lconvec Species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5" office:value-type="string" calcext:value-type="string">
            <text:p>Lconvec Species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office:value-type="float" office:value="413" calcext:value-type="float">
            <text:p>413</text:p>
          </table:table-cell>
          <table:table-cell table:number-columns-repeated="3"/>
          <table:table-cell table:style-name="Default"/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/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/>
          <table:table-cell table:style-name="ce35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 2 species</text:p>
          </table:table-cell>
          <table:table-cell table:style-name="ce3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T_gas_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 office:value-type="string" calcext:value-type="string">
            <text:p>Lconvective 0 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Default" office:value-type="string" calcext:value-type="string">
            <text:p>Lconvective 1 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evolution script output" table:style-name="ta1">
        <table:table-column table:style-name="co3" table:number-columns-repeated="2" table:default-cell-style-name="Default"/>
        <table:table-column table:style-name="co15" table:default-cell-style-name="ce18"/>
        <table:table-column table:style-name="co16" table:default-cell-style-name="ce21"/>
        <table:table-column table:style-name="co17" table:default-cell-style-name="Default"/>
        <table:table-column table:style-name="co3" table:default-cell-style-name="Default"/>
        <table:table-column table:style-name="co3" table:default-cell-style-name="ce18"/>
        <table:table-column table:style-name="co18" table:default-cell-style-name="ce21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  <table:table-cell/>
          <table:table-cell office:value-type="string" calcext:value-type="string">
            <text:p>3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2 [g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dot 1 [g/s]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2 [g/s]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umulative massloss 1 [g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umulative massloss 2 [g]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fetime 1 [yr]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ifetime 2 [yr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nvergence measure 1 [1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nvergence measure 2 [1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_skin 1 [K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_skin 2 [K]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_core [K]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au [1]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table:style-name="ce22" office:value-type="string" calcext:value-type="string">
            <text:p>Surface illumination [erg / cm^2 /s]</text:p>
          </table:table-cell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Kn1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Kn2</text:p>
          </table:table-cell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T_core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au [1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table:style-name="ce22" office:value-type="string" calcext:value-type="string">
            <text:p>Surface illumination [erg / cm^2 /s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Kn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6" calcext:value-type="float">
            <text:p>26</text:p>
          </table:table-cell>
          <table:table-cell table:style-name="Default" office:value-type="string" calcext:value-type="string">
            <text:p>Kn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K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00:10:59.264692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3-04-28T14:24:56.345728321</dc:date>
    <meta:editing-duration>P33DT9H22M54S</meta:editing-duration>
    <meta:editing-cycles>54</meta:editing-cycles>
    <meta:generator>LibreOffice/6.4.5.2$Linux_X86_64 LibreOffice_project/40$Build-2</meta:generator>
    <meta:document-statistic meta:table-count="2" meta:cell-count="1002" meta:object-count="0"/>
  </office:meta>
</office:document-meta>
</file>